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none" fo:font-weight="bol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10pt" fo:font-weight="bold" style:font-weight-asian="bold" style:font-weight-complex="bold"/>
    </style:style>
    <style:style style:name="T4" style:family="text">
      <style:text-properties fo:font-size="10pt" fo:font-style="italic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font-name="Arial"/>
    </style:style>
    <style:style style:name="T8" style:family="text">
      <style:text-properties style:font-name="Arial" fo:font-size="10pt"/>
    </style:style>
    <style:style style:name="T9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style:font-name="Arial" fo:font-size="10pt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/>
    </style:style>
    <style:style style:name="T14" style:family="text">
      <style:text-properties style:font-name="Arial" fo:font-size="10pt"/>
    </style:style>
    <style:style style:name="T15" style:family="text">
      <style:text-properties style:font-name="Arial" fo:font-size="10pt" fo:font-style="italic" style:font-style-asian="italic" style:font-style-complex="italic"/>
    </style:style>
    <style:style style:name="T16" style:family="text">
      <style:text-properties style:font-name="Arial" fo:font-style="italic" style:font-style-asian="italic" style:font-style-complex="italic"/>
    </style:style>
    <style:style style:name="T17" style:family="text">
      <style:text-properties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ionsrapport 2</text:p>
      <text:p text:style-name="P2"><text:line-break/><text:line-break/>Namn:<text:tab/><text:tab/>Håkan Gullstrand<text:line-break/>e-post: <text:tab/><text:tab/>h-kan@h-kan.com<text:line-break/>Kurs:<text:tab/><text:tab/>Datavetenskap GR (A), Programmeringsmetodik I, 7.5 hp - VT09_DV002G</text:p>
      <text:p text:style-name="P2"/>
      <text:p text:style-name="P2">Inlämnat:<text:tab/><text:line-break/></text:p>
      <text:p text:style-name="P2"><text:span text:style-name="T12">Uppgift: Del1</text:span><text:line-break/></text:p>
      <text:p text:style-name="P9"><text:span text:style-name="T11">A:</text:span><text:span text:style-name="T15"> Java är Plattformsoberoende. Vad innebär det?</text:span><text:span text:style-name="T15"> </text:span></text:p>
      <text:p text:style-name="P4"/>
      <text:p text:style-name="P3">Detta innebär att java kan exekveras undera alla operativsystem så länge java motorn finns där</text:p>
      <text:p text:style-name="P2"/>
      <text:p text:style-name="P9"><text:span text:style-name="T11">B:</text:span><text:span text:style-name="T8"> </text:span><text:span text:style-name="T9">Du möter direkt filtilläggen .java och .class när du programmerar i Java. Vad är det för filer och hur förhåller de sig till varandra? </text:span></text:p>
      <text:p text:style-name="P9"><text:span text:style-name="T9"/></text:p>
      <text:p text:style-name="P9"><text:span text:style-name="T10">C:</text:span><text:span text:style-name="T9"> Du möter direkt filtilläggen .java och .class när du programmerar i Java. Vad är det för filer och hur förhåller de sig till varandra? </text:span></text:p>
      <text:p text:style-name="P5"/>
      <text:p text:style-name="P2"><text:span text:style-name="T12">D:</text:span> <text:span text:style-name="T17">Du möter direkt filtilläggen .java och .class när du programmerar i Java. Vad är det för filer och hur förhåller de sig till varandra? </text:span></text:p>
      <text:p text:style-name="P2"/>
      <text:p text:style-name="P2"><text:span text:style-name="T12">E:</text:span> <text:span text:style-name="T17">Du möter direkt filtilläggen .java och .class när du programmerar i Java. Vad är det för filer och hur förhåller de sig till varandra? </text:span></text:p>
      <text:p text:style-name="P2"/>
      <text:p text:style-name="P2"/>
      <text:p text:style-name="P2"/>
      <text:p text:style-name="P6">Uppgift: Del2</text:p>
      <text:p text:style-name="P6"/>
      <text:list text:style-name="L1">
        <text:list-item>
          <text:p text:style-name="P8"><text:span text:style-name="T3">A:</text:span><text:span text:style-name="T1"><text:line-break/>Bifogad fil: uppgift_A.java<text:line-break/><text:line-break/></text:span><text:span text:style-name="T2">Beskrivning</text:span><text:span text:style-name="T1"><text:line-break/>Programmet ska läsa in två tal från användaren och addera dessa samt visa resultatet.<text:line-break/><text:line-break/></text:span><text:span text:style-name="T2">Egna reflektioner:</text:span><text:span text:style-name="T1"><text:line-break/>Använder mig av int men vilket inte kan hantera decimal tal. Ingen felkontroll är implementerad så stor risk för krash vid felaktig input.</text:span></text:p>
        </text:list-item>
      </text:list>
      <text:p text:style-name="P2"/>
      <text:list text:style-name="L1">
        <text:list-item text:start-value="1">
          <text:p text:style-name="P8"><text:span text:style-name="T3">B:</text:span><text:span text:style-name="T1"><text:line-break/>Bifogad fil: uppgift_B.java<text:line-break/><text:line-break/></text:span><text:span text:style-name="T2">Beskrivning</text:span><text:span text:style-name="T1"><text:line-break/>Programmet ska läsa in användarens ålder sedan skicka tillbaka det till anändaren.<text:line-break/><text:line-break/></text:span><text:span text:style-name="T2">Egna reflektioner:</text:span><text:span text:style-name="T1"><text:line-break/>Här bör int användas då ens ålder alltid skrivs som heltal och man inte blir så gammal så att long behövs.</text:span></text:p>
        </text:list-item>
      </text:list>
      <text:p text:style-name="P2"/>
      <text:list text:style-name="L1">
        <text:list-item text:start-value="1">
          <text:p text:style-name="P8"><text:span text:style-name="T3">C:</text:span><text:span text:style-name="T1"><text:line-break/>Bifogad fil: uppgift_C.java<text:line-break/><text:line-break/></text:span><text:span text:style-name="T2">Beskrivning</text:span><text:span text:style-name="T1"><text:line-break/>Programmet ska läsa in ett tal och subtrahera variablen rabbat som är satt till 5 från talet.<text:line-break/><text:line-break/></text:span><text:span text:style-name="T2">Egna reflektioner:</text:span><text:span text:style-name="T1"><text:line-break/></text:span><text:soft-page-break/><text:span text:style-name="T1">Efterson användaren uppmanas att ange tal över 10 borde en kontroll för att se att så är fallet implementeras.</text:span></text:p>
        </text:list-item>
      </text:list>
      <text:p text:style-name="P2"/>
      <text:p text:style-name="P6"/>
      <text:list text:style-name="L1">
        <text:list-item text:start-value="1">
          <text:p text:style-name="P8"><text:span text:style-name="T3">D:</text:span><text:span text:style-name="T1"><text:line-break/>Bifogad fil: uppgift_D.java<text:line-break/><text:line-break/></text:span><text:span text:style-name="T2">Beskrivning</text:span><text:span text:style-name="T1"><text:line-break/>Programmet ska läsa in längden och bredden från använadaren och sedan multiplicera dessa för att få fram arean..<text:line-break/><text:line-break/></text:span><text:span text:style-name="T2">Egna reflektioner:</text:span><text:span text:style-name="T1"><text:line-break/>Här används double för att kunna använda decimalta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Arial" fo:font-size="10pt" style:font-size-asian="8.75pt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h-kan</meta:initial-creator>
    <meta:creation-date>2009-01-20T12:33:35</meta:creation-date>
    <dc:creator>h-kan</dc:creator>
    <dc:date>2009-01-20T17:29:27</dc:date>
    <meta:editing-cycles>4</meta:editing-cycles>
    <meta:editing-duration>PT2H36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5" meta:word-count="312" meta:character-count="1917"/>
  </office:meta>
</office:document-meta>
</file>